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8pt" officeooo:rsid="00070f77" officeooo:paragraph-rsid="00070f77" style:font-size-asian="28pt" style:font-size-complex="28pt"/>
    </style:style>
    <style:style style:name="P2" style:family="paragraph" style:parent-style-name="Standard">
      <style:paragraph-properties fo:text-align="center" style:justify-single-word="false"/>
      <style:text-properties fo:font-size="28pt" officeooo:rsid="00070f77" officeooo:paragraph-rsid="00070f77" style:font-size-asian="28pt" style:font-size-complex="28pt"/>
    </style:style>
    <style:style style:name="P3" style:family="paragraph" style:parent-style-name="Standard">
      <style:paragraph-properties fo:text-align="start" style:justify-single-word="false"/>
      <style:text-properties fo:font-size="28pt" officeooo:rsid="00070f77" officeooo:paragraph-rsid="00070f77" style:font-size-asian="28pt" style:font-size-complex="28pt"/>
    </style:style>
    <style:style style:name="P4" style:family="paragraph" style:parent-style-name="Standard">
      <style:paragraph-properties fo:text-align="start" style:justify-single-word="false"/>
      <style:text-properties fo:font-size="15pt" officeooo:rsid="00070f77" officeooo:paragraph-rsid="00070f77" style:font-size-asian="15pt" style:font-size-complex="15pt"/>
    </style:style>
    <style:style style:name="P5" style:family="paragraph" style:parent-style-name="Standard">
      <style:paragraph-properties fo:text-align="start" style:justify-single-word="false"/>
      <style:text-properties fo:font-size="15pt" fo:font-weight="bold" officeooo:rsid="00070f77" officeooo:paragraph-rsid="00070f77"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70f77" officeooo:paragraph-rsid="000a698d"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style:text-underline-style="none" fo:font-weight="bold" officeooo:rsid="00070f77" officeooo:paragraph-rsid="0008ed5a"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none" fo:font-weight="bold" officeooo:rsid="00070f77" officeooo:paragraph-rsid="000a698d" style:font-size-asian="15pt" style:font-weight-asian="bold" style:font-size-complex="15pt" style:font-weight-complex="bold"/>
    </style:style>
    <style:style style:name="P9" style:family="paragraph" style:parent-style-name="Standard">
      <style:paragraph-properties fo:text-align="start" style:justify-single-word="false"/>
      <style:text-properties officeooo:paragraph-rsid="000a698d"/>
    </style:style>
    <style:style style:name="P10" style:family="paragraph" style:parent-style-name="Standard">
      <style:paragraph-properties fo:text-align="center" style:justify-single-word="false"/>
      <style:text-properties fo:font-size="20pt" fo:font-weight="bold" officeooo:rsid="00070f77" officeooo:paragraph-rsid="00070f77" style:font-size-asian="20pt" style:font-weight-asian="bold" style:font-size-complex="20pt" style:font-weight-complex="bold"/>
    </style:style>
    <style:style style:name="P11" style:family="paragraph" style:parent-style-name="Standard">
      <style:paragraph-properties fo:text-align="start" style:justify-single-word="false"/>
      <style:text-properties fo:font-size="18pt" fo:font-weight="bold" officeooo:rsid="00070f77" officeooo:paragraph-rsid="00070f77"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2pt" fo:font-weight="bold" officeooo:rsid="00070f77" officeooo:paragraph-rsid="00070f77"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070f77" officeooo:paragraph-rsid="0008ed5a"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070f77" officeooo:paragraph-rsid="000a698d"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083242" officeooo:paragraph-rsid="00083242"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083242" officeooo:paragraph-rsid="000a698d"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08ed5a" officeooo:paragraph-rsid="0008ed5a"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08ed5a" officeooo:paragraph-rsid="000a698d"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0a698d" officeooo:paragraph-rsid="000a698d"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normal" officeooo:rsid="00070f77" officeooo:paragraph-rsid="00070f77"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0f77" officeooo:paragraph-rsid="0008ed5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0f77" officeooo:paragraph-rsid="000a698d"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83242" officeooo:paragraph-rsid="00083242"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83242" officeooo:paragraph-rsid="000a698d"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8ed5a" officeooo:paragraph-rsid="0008ed5a"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8ed5a" officeooo:paragraph-rsid="000a698d"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ed5a" officeooo:paragraph-rsid="0008ed5a"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ed5a" officeooo:paragraph-rsid="000a698d"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style:text-underline-style="none" fo:font-weight="bold" officeooo:rsid="0008ed5a" officeooo:paragraph-rsid="0008ed5a"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style:text-underline-style="none" fo:font-weight="bold" officeooo:rsid="0008ed5a" officeooo:paragraph-rsid="000a698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08324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83242" style:font-weight-asian="normal" style:font-weight-complex="normal"/>
    </style:style>
    <style:style style:name="T5" style:family="text">
      <style:text-properties fo:font-weight="normal" officeooo:rsid="0008ed5a" style:font-weight-asian="normal" style:font-weight-complex="normal"/>
    </style:style>
    <style:style style:name="T6" style:family="text">
      <style:text-properties officeooo:rsid="0008ed5a"/>
    </style:style>
    <style:style style:name="T7" style:family="text">
      <style:text-properties style:text-underline-style="solid" style:text-underline-width="auto" style:text-underline-color="font-color" officeooo:rsid="0008ed5a"/>
    </style:style>
    <style:style style:name="T8" style:family="text">
      <style:text-properties style:text-underline-style="solid" style:text-underline-width="auto" style:text-underline-color="font-color" officeooo:rsid="000a698d"/>
    </style:style>
    <style:style style:name="T9" style:family="text">
      <style:text-properties officeooo:rsid="000a698d"/>
    </style:style>
    <style:style style:name="T10" style:family="text">
      <style:text-properties fo:font-size="12pt" fo:font-weight="normal" officeooo:rsid="000a698d" style:font-size-asian="12pt" style:font-weight-asian="normal" style:font-size-complex="12pt" style:font-weight-complex="normal"/>
    </style:style>
    <style:style style:name="T11" style:family="text">
      <style:text-properties officeooo:rsid="000c2c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PRÁCTICA 1 </text:p>
      <text:p text:style-name="P2"/>
      <text:p text:style-name="P2">INTELIGENCIA ARTIFICIAL</text:p>
      <text:p text:style-name="P2"/>
      <text:p text:style-name="P2"/>
      <text:p text:style-name="P2"/>
      <text:p text:style-name="P2"/>
      <text:p text:style-name="P3"/>
      <text:p text:style-name="P4">Jorge Santisteban Rivas </text:p>
      <text:p text:style-name="P4">Javier Martínez Rubio</text:p>
      <text:p text:style-name="P4"/>
      <text:p text:style-name="P4"/>
      <text:p text:style-name="P4"/>
      <text:p text:style-name="P4"/>
      <text:p text:style-name="P4"/>
      <text:p text:style-name="P4"/>
      <text:p text:style-name="P4"/>
      <text:p text:style-name="P4"/>
      <text:p text:style-name="P4"/>
      <text:p text:style-name="P4"/>
      <text:p text:style-name="P10"><text:soft-page-break/>Ejercicio 1</text:p>
      <text:p text:style-name="P11"/>
      <text:p text:style-name="P11">Apartado 1.1</text:p>
      <text:p text:style-name="P11"/>
      <text:p text:style-name="P12"><text:span text:style-name="T7">Prod-esc-rec</text:span></text:p>
      <text:p text:style-name="P12"/>
      <text:p text:style-name="P17">Pseudocódigo</text:p>
      <text:p text:style-name="P5"/>
      <text:p text:style-name="P20"><text:span text:style-name="T1"><text:tab/>Entrada</text:span><text:span text:style-name="T2">s</text:span> <text:s/>x: vector, representado como una lista</text:p>
      <text:p text:style-name="P20"><text:s text:c="13"/><text:tab/> <text:s text:c="5"/>y: vector, representado como una lista</text:p>
      <text:p text:style-name="P20"><text:span text:style-name="T1"><text:tab/>Salida</text:span>: producto escalar entre x e y</text:p>
      <text:p text:style-name="P20"/>
      <text:p text:style-name="P12"><text:tab/>Procesamiento</text:p>
      <text:p text:style-name="P12"><text:tab/><text:tab/><text:span text:style-name="T4">si x = 0 o y = 0</text:span></text:p>
      <text:p text:style-name="P12"><text:span text:style-name="T4"><text:tab/><text:tab/>devuelve 0</text:span></text:p>
      <text:p text:style-name="P12"><text:span text:style-name="T4"><text:tab/><text:tab/>en caso contrario,</text:span></text:p>
      <text:p text:style-name="P12"><text:span text:style-name="T4"><text:tab/><text:tab/>suma el resultado de multiplicar las primeras coordenadas</text:span></text:p>
      <text:p text:style-name="P12"><text:span text:style-name="T4"><text:tab/><text:tab/>de cada lista con el resultado de aplicar la misma función </text:span></text:p>
      <text:p text:style-name="P12"><text:span text:style-name="T4"><text:tab/><text:tab/>al resto de cada lista</text:span></text:p>
      <text:p text:style-name="P15">Código</text:p>
      <text:p text:style-name="P23"/>
      <text:p text:style-name="P23">;;; producto-escalar-rec (x y)</text:p>
      <text:p text:style-name="P23">;;; Calcula el producto escalar de forma recursiva</text:p>
      <text:p text:style-name="P23">;;; Se asume que los dos vectores de entrada tienen la misma longitud.</text:p>
      <text:p text:style-name="P23"/>
      <text:p text:style-name="P23">(defun prod-esc-rec (x y)</text:p>
      <text:p text:style-name="P23"><text:s text:c="2"/>(if (or (null x) (null y))</text:p>
      <text:p text:style-name="P23"><text:s text:c="4"/>0</text:p>
      <text:p text:style-name="P23"><text:s text:c="4"/>(+ (* (first x) (first y))</text:p>
      <text:p text:style-name="P23"><text:s text:c="7"/>(prod-esc-rec (rest x) (rest y)))))</text:p>
      <text:p text:style-name="P20"/>
      <text:p text:style-name="P15">Comentarios</text:p>
      <text:p text:style-name="P23">Es una función que calcula el producto escalar de dos vectores de forma recursiva.</text:p>
      <text:p text:style-name="P23"/>
      <text:p text:style-name="P23"/>
      <text:p text:style-name="P27">Cosine-distance-rec</text:p>
      <text:p text:style-name="P27"/>
      <text:p text:style-name="P29">Pseudocódigo</text:p>
      <text:p text:style-name="P7"/>
      <text:p text:style-name="P21"><text:span text:style-name="T1"><text:tab/>Entrada</text:span><text:span text:style-name="T2">s</text:span> <text:s/>x: vector, representado como una lista</text:p>
      <text:p text:style-name="P21"><text:s text:c="13"/><text:tab/> <text:s text:c="5"/>y: vector, representado como una lista</text:p>
      <text:p text:style-name="P21"><text:span text:style-name="T1"><text:tab/>Salida</text:span>: <text:span text:style-name="T6">distancia coseno entre x e y</text:span></text:p>
      <text:p text:style-name="P21"/>
      <text:p text:style-name="P13"><text:tab/>Procesamiento</text:p>
      <text:p text:style-name="P13"><text:tab/><text:tab/><text:span text:style-name="T4">si x = 0 o y = 0</text:span></text:p>
      <text:p text:style-name="P13"><text:span text:style-name="T4"><text:tab/><text:tab/>devuelve 0</text:span></text:p>
      <text:p text:style-name="P13"><text:span text:style-name="T4"><text:tab/><text:tab/></text:span><text:span text:style-name="T5">si la norma de x o la norma de y son 0,</text:span></text:p>
      <text:p text:style-name="P17"><text:span text:style-name="T3"><text:tab/><text:tab/>devuelve 0</text:span></text:p>
      <text:p text:style-name="P13"><text:span text:style-name="T4"><text:tab/><text:tab/>en caso contrario,</text:span></text:p>
      <text:p text:style-name="P13"><text:span text:style-name="T4"><text:tab/><text:tab/></text:span><text:span text:style-name="T5">calcula la distancia coseno según su fórmula haciendo</text:span></text:p>
      <text:p text:style-name="P13"><text:soft-page-break/><text:span text:style-name="T5"><text:tab/><text:tab/>uso de la función auxiliar que calcula el producto escalar</text:span></text:p>
      <text:p text:style-name="P13"><text:span text:style-name="T5"><text:tab/><text:tab/>entre dos vectores.</text:span></text:p>
      <text:p text:style-name="P23"/>
      <text:p text:style-name="P17">Código</text:p>
      <text:p text:style-name="P17"/>
      <text:p text:style-name="P25">;;; cosine-distance-rec (x y)</text:p>
      <text:p text:style-name="P25">;;; Calcula la distancia coseno de un vector de forma recursiva</text:p>
      <text:p text:style-name="P25">;;; Se asume que los dos vectores de entrada tienen la misma longitud.</text:p>
      <text:p text:style-name="P25"/>
      <text:p text:style-name="P25">(defun cosine-distance-rec (x y)</text:p>
      <text:p text:style-name="P25"><text:s text:c="2"/>(cond ((or (null x) (null y)) 0)</text:p>
      <text:p text:style-name="P25"><text:s text:c="8"/>((= 0 (* (prod-esc-rec x x) (prod-esc-rec y y))) 0)</text:p>
      <text:p text:style-name="P25"><text:s text:c="8"/>(t (- 1 (/ (prod-esc-rec x y)</text:p>
      <text:p text:style-name="P25"><text:s text:c="19"/>(* (sqrt(prod-esc-rec x x))</text:p>
      <text:p text:style-name="P25"><text:s text:c="22"/>(sqrt(prod-esc-rec y y))))))))</text:p>
      <text:p text:style-name="P25"/>
      <text:p text:style-name="P17">Comentarios</text:p>
      <text:p text:style-name="P25">Esta función calcula la distancia coseno entre dos listas de manera recursiva. Esta recursividad la vemos en el uso de una función recursiva de cálculo del producto escalar, que hemos programado <text:span text:style-name="T9">anteriormente.</text:span></text:p>
      <text:p text:style-name="P25"/>
      <text:p text:style-name="P19">Ejemplo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text:soft-page-break/><text:span text:style-name="T7">Prod-esc-</text:span><text:span text:style-name="T8">mapcar</text:span></text:p>
      <text:p text:style-name="P14"/>
      <text:p text:style-name="P18">Pseudocódigo</text:p>
      <text:p text:style-name="P6"/>
      <text:p text:style-name="P22"><text:span text:style-name="T1"><text:tab/>Entrada</text:span><text:span text:style-name="T2">s</text:span> <text:s/>x: vector, representado como una lista</text:p>
      <text:p text:style-name="P22"><text:s text:c="13"/><text:tab/> <text:s text:c="5"/>y: vector, representado como una lista</text:p>
      <text:p text:style-name="P22"><text:span text:style-name="T1"><text:tab/>Salida</text:span>: producto escalar entre x e y</text:p>
      <text:p text:style-name="P22"/>
      <text:p text:style-name="P14"><text:tab/>Procesamiento</text:p>
      <text:p text:style-name="P14"><text:tab/><text:tab/><text:span text:style-name="T4">si x = 0 o y = 0</text:span></text:p>
      <text:p text:style-name="P14"><text:span text:style-name="T4"><text:tab/><text:tab/>devuelve 0</text:span></text:p>
      <text:p text:style-name="P14"><text:span text:style-name="T4"><text:tab/><text:tab/>en caso contrario,</text:span></text:p>
      <text:p text:style-name="P14"><text:span text:style-name="T4"><text:tab/><text:tab/>suma el resultado de multiplicar las primeras coordenadas</text:span></text:p>
      <text:p text:style-name="P14"><text:span text:style-name="T4"><text:tab/><text:tab/>de cada lista con el resultado de aplicar la misma función </text:span></text:p>
      <text:p text:style-name="P14"><text:span text:style-name="T4"><text:tab/><text:tab/>al resto de cada lista</text:span></text:p>
      <text:p text:style-name="P16">Código</text:p>
      <text:p text:style-name="P24"/>
      <text:p text:style-name="P24">;;; producto-escalar-rec (x y)</text:p>
      <text:p text:style-name="P24">;;; Calcula el producto escalar <text:span text:style-name="T9">usando mapcar</text:span></text:p>
      <text:p text:style-name="P24">;;; Se asume que los dos vectores de entrada tienen la misma longitud.</text:p>
      <text:p text:style-name="P24"/>
      <text:p text:style-name="P24">(defun prod-esc-mapcar (x y)</text:p>
      <text:p text:style-name="P24"><text:s text:c="2"/>(if (or (null x) (null y))</text:p>
      <text:p text:style-name="P24"><text:s text:c="2"/>0</text:p>
      <text:p text:style-name="P24"><text:s text:c="2"/>(apply #'+ (mapcar #'* x y))))</text:p>
      <text:p text:style-name="P22"/>
      <text:p text:style-name="P16">Comentarios</text:p>
      <text:p text:style-name="P24">Es una función que calcula el producto escalar de dos vectores <text:span text:style-name="T9">sin recursividad, utilizando la función mapcar</text:span>.</text:p>
      <text:p text:style-name="P24"/>
      <text:p text:style-name="P24"/>
      <text:p text:style-name="P28">Cosine-distance-<text:span text:style-name="T9">mapcar</text:span></text:p>
      <text:p text:style-name="P28"/>
      <text:p text:style-name="P30">Pseudocódigo</text:p>
      <text:p text:style-name="P8"/>
      <text:p text:style-name="P22"><text:span text:style-name="T1"><text:tab/>Entrada</text:span><text:span text:style-name="T2">s</text:span> <text:s/>x: vector, representado como una lista</text:p>
      <text:p text:style-name="P22"><text:s text:c="13"/><text:tab/> <text:s text:c="5"/>y: vector, representado como una lista</text:p>
      <text:p text:style-name="P22"><text:span text:style-name="T1"><text:tab/>Salida</text:span>: <text:span text:style-name="T6">distancia coseno entre x e y</text:span></text:p>
      <text:p text:style-name="P22"/>
      <text:p text:style-name="P14"><text:tab/>Procesamiento</text:p>
      <text:p text:style-name="P14"><text:tab/><text:tab/><text:span text:style-name="T4">si x = 0 o y = 0</text:span></text:p>
      <text:p text:style-name="P14"><text:span text:style-name="T4"><text:tab/><text:tab/>devuelve 0</text:span></text:p>
      <text:p text:style-name="P14"><text:span text:style-name="T4"><text:tab/><text:tab/></text:span><text:span text:style-name="T5">si la norma de x o la norma de y son 0,</text:span></text:p>
      <text:p text:style-name="P18"><text:span text:style-name="T3"><text:tab/><text:tab/>devuelve 0</text:span></text:p>
      <text:p text:style-name="P14"><text:span text:style-name="T4"><text:tab/><text:tab/>en caso contrario,</text:span></text:p>
      <text:p text:style-name="P14"><text:span text:style-name="T4"><text:tab/><text:tab/></text:span><text:span text:style-name="T5">calcula la distancia coseno según su fórmula haciendo</text:span></text:p>
      <text:p text:style-name="P14"><text:span text:style-name="T5"><text:tab/><text:tab/>uso de la función auxiliar que calcula el producto escalar</text:span></text:p>
      <text:p text:style-name="P14"><text:span text:style-name="T5"><text:tab/><text:tab/>entre dos vectores.</text:span></text:p>
      <text:p text:style-name="P24"/>
      <text:p text:style-name="P18"/>
      <text:p text:style-name="P18"/>
      <text:p text:style-name="P18"/>
      <text:p text:style-name="P18"><text:soft-page-break/>Código</text:p>
      <text:p text:style-name="P18"/>
      <text:p text:style-name="P26">;;; cosine-distance-<text:span text:style-name="T9">mapcar</text:span> (x y)</text:p>
      <text:p text:style-name="P26">;;; Calcula la distancia coseno de un vector <text:span text:style-name="T9">usando mapcar</text:span></text:p>
      <text:p text:style-name="P26">;;; Se asume que los dos vectores de entrada tienen la misma longitud.</text:p>
      <text:p text:style-name="P26"/>
      <text:p text:style-name="P26">(defun cosine-distance-mapcar (x y)</text:p>
      <text:p text:style-name="P26"><text:s text:c="2"/>(cond ((or (null x) (null y)) 0)</text:p>
      <text:p text:style-name="P26"><text:s text:c="8"/>((= 0 (* (prod-esc-mapcar x x) (prod-esc-mapcar y y))) 0)</text:p>
      <text:p text:style-name="P26"><text:s text:c="8"/>(t (- 1 (/ (prod-esc-mapcar x y)</text:p>
      <text:p text:style-name="P26"><text:s text:c="19"/>(* (sqrt(prod-esc-mapcar x x))</text:p>
      <text:p text:style-name="P26"><text:s text:c="22"/>(sqrt(prod-esc-mapcar y y))))))))</text:p>
      <text:p text:style-name="P26"/>
      <text:p text:style-name="P18">Comentarios</text:p>
      <text:p text:style-name="P26">Esta función calcula la distancia coseno entre dos listas <text:span text:style-name="T11">utilizando la función mapcar, ya que hace uso de una función que calcula el producto escalar usando mapcar.</text:span></text:p>
      <text:p text:style-name="P26"/>
      <text:p text:style-name="P19">Ejemplos</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8:14:20.140687812</meta:creation-date>
    <dc:date>2019-02-11T19:04:20.450334891</dc:date>
    <meta:editing-duration>PT5M19S</meta:editing-duration>
    <meta:editing-cycles>1</meta:editing-cycles>
    <meta:document-statistic meta:table-count="0" meta:image-count="0" meta:object-count="0" meta:page-count="5" meta:paragraph-count="105" meta:word-count="589" meta:character-count="3742" meta:non-whitespace-character-count="2961"/>
    <meta:generator>LibreOffice/6.1.3.2$Linux_X86_64 LibreOffice_project/10$Build-2</meta:generator>
  </office:meta>
</office:document-meta>
</file>